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svg:stroke-color="#333333" draw:marker-start-width="0.503cm" draw:marker-end-width="0.503cm" draw:fill="none" draw:fill-color="#ffffff" draw:textarea-vertical-align="middle" fo:padding-top="0.25cm" fo:padding-bottom="0.25cm" fo:padding-left="0.375cm" fo:padding-right="0.375cm"/>
    </style:style>
    <style:style style:name="gr2" style:family="graphic" style:parent-style-name="objectwithoutfill">
      <style:graphic-properties svg:stroke-width="0.152cm" svg:stroke-color="#333333" draw:marker-start-width="0.275cm" draw:marker-end-width="0.275cm" draw:fill="none" draw:fill-color="#ffffff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ffffff" draw:fill="solid" draw:fill-color="#dddddd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102cm" svg:stroke-color="#333333" draw:marker-start-width="0.352cm" draw:marker-end-width="0.352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999999" draw:marker-start-width="0.352cm" draw:marker-end-width="0.352cm" draw:fill="none" draw:fill-color="#ffffff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999999" draw:fill="none" draw:fill-color="#ffffff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52cm" svg:stroke-color="#333333" draw:marker-start-width="0.351cm" draw:marker-end-width="0.351cm" draw:fill="none" draw:fill-color="#ffffff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width="0.051cm" svg:stroke-color="#666666" draw:fill="solid" draw:fill-color="#666666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cm" svg:stroke-color="#999999" draw:fill="solid" draw:fill-color="#eeeee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131cm"/>
    </style:style>
    <style:style style:name="gr14" style:family="graphic" style:parent-style-name="measure" style:list-style-name="L1">
      <style:graphic-properties draw:textarea-vertical-align="middle" draw:line-distance="2.973cm" draw:placing="below"/>
    </style:style>
    <style:style style:name="gr15" style:family="graphic" style:parent-style-name="measure" style:list-style-name="L1">
      <style:graphic-properties draw:textarea-vertical-align="middle" draw:line-distance="3.183cm" draw:placing="below"/>
    </style:style>
    <style:style style:name="gr16" style:family="graphic" style:parent-style-name="standard">
      <style:graphic-properties draw:stroke="none" svg:stroke-width="0cm" svg:stroke-color="#000000" draw:fill="none" draw:fill-color="#ffffff" fo:min-height="5.987cm"/>
    </style:style>
    <style:style style:name="gr17" style:family="graphic" style:parent-style-name="measure" style:list-style-name="L1">
      <style:graphic-properties draw:textarea-vertical-align="middle" draw:line-distance="7.079cm" draw:placing="below"/>
    </style:style>
    <style:style style:name="gr18" style:family="graphic" style:parent-style-name="standard">
      <style:graphic-properties draw:stroke="none" svg:stroke-color="#000000" draw:fill="none" draw:fill-color="#ffffff" fo:min-height="0.094cm"/>
    </style:style>
    <style:style style:name="gr19" style:family="graphic" style:parent-style-name="objectwithoutfill">
      <style:graphic-properties draw:stroke="dash" draw:stroke-dash="Ultrafine_20_Dashed" svg:stroke-color="#666666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.515cm" fo:margin-right="0cm" fo:text-indent="-0.458cm"/>
    </style:style>
    <style:style style:name="P8" style:family="paragraph">
      <style:paragraph-properties fo:margin-left="0.515cm" fo:margin-right="0cm" fo:text-indent="0cm"/>
    </style:style>
    <style:style style:name="P9" style:family="paragraph">
      <style:paragraph-properties fo:margin-left="1.173cm" fo:margin-right="0cm" fo:text-indent="-0.458cm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color="#808080" fo:font-size="12pt" style:font-size-asian="12pt" style:font-size-complex="12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4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207cm" svg:y1="16.66cm" svg:x2="10.969cm" svg:y2="16.649cm">
            <text:p/>
          </draw:line>
          <draw:connector draw:style-name="gr2" draw:text-style-name="P1" draw:layer="layout" draw:type="curve" draw:line-skew="0.005cm" svg:x1="9.761cm" svg:y1="17.139cm" svg:x2="10.259cm" svg:y2="16.684cm" svg:d="m9761 17139c381 0 132-455 498-455" svg:viewBox="0 0 499 456">
            <text:p/>
          </draw:connector>
          <draw:connector draw:style-name="gr2" draw:text-style-name="P1" draw:layer="layout" draw:type="curve" draw:line-skew="-0.095cm" svg:x1="9.507cm" svg:y1="16.874cm" svg:x2="9.78cm" svg:y2="17.14cm" svg:d="m9507 16874c63 0-73 266 273 266" svg:viewBox="0 0 274 267">
            <text:p/>
          </draw:connector>
        </draw:g>
        <draw:custom-shape draw:style-name="gr3" draw:text-style-name="P1" draw:layer="layout" svg:width="5.15cm" svg:height="5.044cm" svg:x="2.274cm" svg:y="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077cm" svg:height="3.971cm" svg:x="2.816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48cm" svg:height="0.571cm" draw:transform="rotate (0.840550567760469) translate (3.35cm 6.518cm)">
          <text:p/>
          <draw:enhanced-geometry svg:viewBox="0 0 21600 21600" draw:type="rectangle" draw:enhanced-path="M 0 0 L 21600 0 21600 21600 0 21600 0 0 Z N"/>
        </draw:custom-shape>
        <draw:g>
          <draw:line draw:style-name="gr6" draw:text-style-name="P1" draw:layer="layout" svg:x1="4.848cm" svg:y1="7.165cm" svg:x2="4.812cm" svg:y2="3.324cm">
            <text:p/>
          </draw:line>
          <draw:line draw:style-name="gr6" draw:text-style-name="P1" draw:layer="layout" svg:x1="2.9cm" svg:y1="5.248cm" svg:x2="6.741cm" svg:y2="5.248cm">
            <text:p/>
          </draw:line>
        </draw:g>
        <draw:custom-shape draw:style-name="gr7" draw:text-style-name="P1" draw:layer="layout" svg:width="1.099cm" svg:height="1.085cm" svg:x="4.322cm" svg:y="4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149cm" svg:height="5.043cm" draw:transform="rotate (1.54758344774337) translate (9.988cm 7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077cm" svg:height="3.97cm" draw:transform="skewX (-0.000174532925199435) rotate (1.54758344774337) translate (10.543cm 7.2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1" draw:layer="layout" svg:x1="12.549cm" svg:y1="7.166cm" svg:x2="12.513cm" svg:y2="3.325cm">
            <text:p/>
          </draw:line>
          <draw:line draw:style-name="gr6" draw:text-style-name="P1" draw:layer="layout" svg:x1="10.601cm" svg:y1="5.249cm" svg:x2="14.442cm" svg:y2="5.249cm">
            <text:p/>
          </draw:line>
        </draw:g>
        <draw:custom-shape draw:style-name="gr5" draw:text-style-name="P1" draw:layer="layout" svg:width="3.848cm" svg:height="0.572cm" draw:transform="skewX (-0.00174532925199449) rotate (2.38813401550384) translate (13.788cm 6.792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98cm" svg:height="1.085cm" draw:transform="rotate (1.54758344774337) translate (12cm 5.7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15cm" svg:height="5.044cm" svg:x="9.994cm" svg:y="8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077cm" svg:height="3.971cm" svg:x="10.536cm" svg:y="9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1" draw:layer="layout" svg:x1="12.55cm" svg:y1="13.467cm" svg:x2="12.514cm" svg:y2="9.626cm">
            <text:p/>
          </draw:line>
          <draw:line draw:style-name="gr6" draw:text-style-name="P1" draw:layer="layout" svg:x1="10.602cm" svg:y1="11.55cm" svg:x2="14.443cm" svg:y2="11.55cm">
            <text:p/>
          </draw:line>
        </draw:g>
        <draw:custom-shape draw:style-name="gr5" draw:text-style-name="P1" draw:layer="layout" svg:width="3.848cm" svg:height="0.571cm" draw:transform="rotate (0.840550567760469) translate (11.07cm 12.74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98cm" svg:height="1.085cm" svg:x="12.042cm" svg:y="10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149cm" svg:height="5.043cm" draw:transform="skewX (0.000174532925199433) rotate (1.54758344774337) translate (2.269cm 14.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076cm" svg:height="3.971cm" draw:transform="skewX (-0.000174532925199434) rotate (1.54758344774337) translate (2.824cm 13.4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1" draw:layer="layout" svg:x1="4.851cm" svg:y1="13.368cm" svg:x2="4.815cm" svg:y2="9.527cm">
            <text:p/>
          </draw:line>
          <draw:line draw:style-name="gr6" draw:text-style-name="P1" draw:layer="layout" svg:x1="2.903cm" svg:y1="11.451cm" svg:x2="6.744cm" svg:y2="11.451cm">
            <text:p/>
          </draw:line>
        </draw:g>
        <draw:custom-shape draw:style-name="gr5" draw:text-style-name="P1" draw:layer="layout" svg:width="3.848cm" svg:height="0.572cm" draw:transform="rotate (2.38813401550384) translate (6.069cm 13.02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99cm" svg:height="1.084cm" draw:transform="rotate (1.54758344774337) translate (4.282cm 12.0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66cm" svg:y1="7.082cm" svg:x2="6.411cm" svg:y2="3.423cm">
          <text:p/>
        </draw:line>
        <draw:line draw:style-name="gr8" draw:text-style-name="P1" draw:layer="layout" svg:x1="11.067cm" svg:y1="13.283cm" svg:x2="14.212cm" svg:y2="9.624cm">
          <text:p/>
        </draw:line>
        <draw:line draw:style-name="gr9" draw:text-style-name="P1" draw:layer="layout" svg:x1="10.825cm" svg:y1="3.635cm" svg:x2="14.333cm" svg:y2="6.961cm">
          <text:p/>
        </draw:line>
        <draw:line draw:style-name="gr9" draw:text-style-name="P1" draw:layer="layout" svg:x1="3.125cm" svg:y1="9.835cm" svg:x2="6.633cm" svg:y2="13.161cm">
          <text:p/>
        </draw:line>
        <draw:line draw:style-name="gr9" draw:text-style-name="P1" draw:layer="layout" svg:x1="4.989cm" svg:y1="5.117cm" svg:x2="8.053cm" svg:y2="7.022cm">
          <text:p/>
        </draw:line>
        <draw:line draw:style-name="gr9" draw:text-style-name="P1" draw:layer="layout" svg:x1="4.717cm" svg:y1="5.419cm" svg:x2="7.236cm" svg:y2="7.929cm">
          <text:p/>
        </draw:line>
        <draw:line draw:style-name="gr9" draw:text-style-name="P1" draw:layer="layout" svg:x1="7.367cm" svg:y1="6.538cm" svg:x2="10.197cm" svg:y2="6.55cm">
          <text:p/>
        </draw:line>
        <draw:line draw:style-name="gr9" draw:text-style-name="P1" draw:layer="layout" svg:x1="12.458cm" svg:y1="5.207cm" svg:x2="9.383cm" svg:y2="7.052cm">
          <text:p/>
        </draw:line>
        <draw:line draw:style-name="gr9" draw:text-style-name="P1" draw:layer="layout" svg:x1="7.176cm" svg:y1="8.806cm" svg:x2="4.717cm" svg:y2="11.346cm">
          <text:p/>
        </draw:line>
        <draw:line draw:style-name="gr9" draw:text-style-name="P1" draw:layer="layout" svg:x1="5.05cm" svg:y1="11.718cm" svg:x2="8.053cm" svg:y2="9.903cm">
          <text:p/>
        </draw:line>
        <draw:line draw:style-name="gr9" draw:text-style-name="P1" draw:layer="layout" svg:x1="6.653cm" svg:y1="7.408cm" svg:x2="6.632cm" svg:y2="9.35cm">
          <text:p/>
        </draw:line>
        <draw:line draw:style-name="gr9" draw:text-style-name="P1" draw:layer="layout" svg:x1="12.679cm" svg:y1="5.449cm" svg:x2="10.26cm" svg:y2="8.11cm">
          <text:p/>
        </draw:line>
        <draw:line draw:style-name="gr9" draw:text-style-name="P1" draw:layer="layout" svg:x1="12.8cm" svg:y1="11.285cm" svg:x2="10.321cm" svg:y2="8.594cm">
          <text:p/>
        </draw:line>
        <draw:line draw:style-name="gr9" draw:text-style-name="P1" draw:layer="layout" svg:x1="12.468cm" svg:y1="11.648cm" svg:x2="9.414cm" svg:y2="9.773cm">
          <text:p/>
        </draw:line>
        <draw:line draw:style-name="gr9" draw:text-style-name="P1" draw:layer="layout" svg:x1="7.406cm" svg:y1="10.317cm" svg:x2="10.197cm" svg:y2="10.326cm">
          <text:p/>
        </draw:line>
        <draw:line draw:style-name="gr9" draw:text-style-name="P1" draw:layer="layout" svg:x1="10.853cm" svg:y1="7.409cm" svg:x2="10.835cm" svg:y2="9.138cm">
          <text:p/>
        </draw:line>
        <draw:line draw:style-name="gr9" draw:text-style-name="P1" draw:layer="layout" svg:x1="6.632cm" svg:y1="7.959cm" svg:x2="10.865cm" svg:y2="8.171cm">
          <text:p/>
        </draw:line>
        <draw:line draw:style-name="gr9" draw:text-style-name="P1" draw:layer="layout" svg:x1="6.662cm" svg:y1="8.775cm" svg:x2="10.865cm" svg:y2="8.564cm">
          <text:p/>
        </draw:line>
        <draw:line draw:style-name="gr9" draw:text-style-name="P1" draw:layer="layout" svg:x1="8.083cm" svg:y1="6.628cm" svg:x2="8.083cm" svg:y2="10.348cm">
          <text:p/>
        </draw:line>
        <draw:line draw:style-name="gr9" draw:text-style-name="P1" draw:layer="layout" svg:x1="9.383cm" svg:y1="6.628cm" svg:x2="9.383cm" svg:y2="10.348cm">
          <text:p/>
        </draw:line>
        <draw:g>
          <draw:line draw:style-name="gr10" draw:text-style-name="P1" draw:layer="layout" svg:x1="9.519cm" svg:y1="7.733cm" svg:x2="10.281cm" svg:y2="7.722cm">
            <text:p/>
          </draw:line>
          <draw:line draw:style-name="gr1" draw:text-style-name="P1" draw:layer="layout" svg:x1="10.219cm" svg:y1="7.734cm" svg:x2="10.981cm" svg:y2="7.723cm">
            <text:p/>
          </draw:line>
        </draw:g>
        <draw:g>
          <draw:line draw:style-name="gr10" draw:text-style-name="P1" draw:layer="layout" svg:x1="9.507cm" svg:y1="8.959cm" svg:x2="10.269cm" svg:y2="8.948cm">
            <text:p/>
          </draw:line>
          <draw:line draw:style-name="gr1" draw:text-style-name="P1" draw:layer="layout" svg:x1="10.207cm" svg:y1="8.96cm" svg:x2="10.969cm" svg:y2="8.949cm">
            <text:p/>
          </draw:line>
        </draw:g>
        <draw:polygon draw:style-name="gr11" draw:text-style-name="P1" draw:layer="layout" svg:width="2.564cm" svg:height="2.59cm" svg:x="7.505cm" svg:y="7.105cm" svg:viewBox="0 0 2565 2591" draw:points="0,1260 0,1018 182,565 650,180 1708,0 2036,476 2110,932 2565,953 2565,1535 2110,1556 2068,2032 1724,2591 618,2413 121,1865 0,1502">
          <text:p/>
        </draw:polygon>
        <draw:line draw:style-name="gr9" draw:text-style-name="P1" draw:layer="layout" svg:x1="5.029cm" svg:y1="16.968cm" svg:x2="12.498cm" svg:y2="16.937cm">
          <text:p/>
        </draw:line>
        <draw:line draw:style-name="gr9" draw:text-style-name="P1" draw:layer="layout" svg:x1="7.388cm" svg:y1="17.724cm" svg:x2="9.988cm" svg:y2="16.968cm">
          <text:p/>
        </draw:line>
        <draw:line draw:style-name="gr9" draw:text-style-name="P1" draw:layer="layout" svg:x1="7.357cm" svg:y1="16.968cm" svg:x2="10.079cm" svg:y2="17.754cm">
          <text:p/>
        </draw:line>
        <draw:line draw:style-name="gr9" draw:text-style-name="P1" draw:layer="layout" svg:x1="5.03cm" svg:y1="17.769cm" svg:x2="12.499cm" svg:y2="17.738cm">
          <text:p/>
        </draw:line>
        <draw:line draw:style-name="gr9" draw:text-style-name="P1" draw:layer="layout" svg:x1="6.654cm" svg:y1="7.408cm" svg:x2="6.633cm" svg:y2="9.35cm">
          <text:p/>
        </draw:line>
        <draw:polygon draw:style-name="gr11" draw:text-style-name="P1" draw:layer="layout" svg:width="2.562cm" svg:height="1.274cm" svg:x="7.509cm" svg:y="15.639cm" svg:viewBox="0 0 2563 1275" draw:points="264,126 1058,9 2108,0 2563,21 2563,603 2108,624 2116,1243 0,1275 0,369">
          <text:p/>
        </draw:polygon>
        <draw:polygon draw:style-name="gr12" draw:text-style-name="P1" draw:layer="layout" svg:width="5.005cm" svg:height="0.676cm" svg:x="2.323cm" svg:y="17.042cm" svg:viewBox="0 0 5006 677" draw:points="0,0 5006,0 4826,74 4720,148 4678,317 4678,677 328,677 338,285 275,137 169,63">
          <text:p/>
        </draw:polygon>
        <draw:polygon draw:style-name="gr12" draw:text-style-name="P1" draw:layer="layout" svg:width="5.005cm" svg:height="0.676cm" svg:x="10.023cm" svg:y="17.043cm" svg:viewBox="0 0 5006 677" draw:points="0,0 5006,0 4826,74 4720,148 4678,317 4678,677 328,677 338,285 275,137 169,63">
          <text:p/>
        </draw:polygon>
        <draw:line draw:style-name="gr9" draw:text-style-name="P1" draw:layer="layout" svg:x1="18.329cm" svg:y1="16.968cm" svg:x2="24.139cm" svg:y2="16.968cm">
          <text:p/>
        </draw:line>
        <draw:line draw:style-name="gr9" draw:text-style-name="P1" draw:layer="layout" svg:x1="20.688cm" svg:y1="17.724cm" svg:x2="21.993cm" svg:y2="16.998cm">
          <text:p/>
        </draw:line>
        <draw:line draw:style-name="gr9" draw:text-style-name="P1" draw:layer="layout" svg:x1="20.657cm" svg:y1="16.968cm" svg:x2="21.993cm" svg:y2="17.724cm">
          <text:p/>
        </draw:line>
        <draw:polygon draw:style-name="gr11" draw:text-style-name="P1" draw:layer="layout" svg:width="2.115cm" svg:height="1.265cm" svg:x="20.309cm" svg:y="15.648cm" svg:viewBox="0 0 2116 1266" draw:points="264,117 1058,0 1897,87 2109,352 2116,1234 0,1266 0,360">
          <text:p/>
        </draw:polygon>
        <draw:polygon draw:style-name="gr12" draw:text-style-name="P1" draw:layer="layout" svg:width="5.005cm" svg:height="0.676cm" svg:x="15.823cm" svg:y="17.042cm" svg:viewBox="0 0 5006 677" draw:points="0,0 5006,0 4826,74 4720,148 4678,317 4678,677 328,677 338,285 275,137 169,63">
          <text:p/>
        </draw:polygon>
        <draw:polygon draw:style-name="gr12" draw:text-style-name="P1" draw:layer="layout" svg:width="5.005cm" svg:height="0.676cm" svg:x="21.723cm" svg:y="17.043cm" svg:viewBox="0 0 5006 677" draw:points="0,0 5006,0 4826,74 4720,148 4678,317 4678,677 328,677 338,285 275,137 169,63">
          <text:p/>
        </draw:polygon>
        <draw:line draw:style-name="gr9" draw:text-style-name="P1" draw:layer="layout" svg:x1="18.329cm" svg:y1="17.768cm" svg:x2="24.139cm" svg:y2="17.768cm">
          <text:p/>
        </draw:line>
        <draw:frame draw:style-name="gr13" draw:text-style-name="P3" draw:layer="layout" svg:width="5.999cm" svg:height="2.762cm" svg:x="20.511cm" svg:y="1.396cm">
          <draw:text-box>
            <text:p text:style-name="P2"><text:span text:style-name="T1">Goliath Quadcopter</text:span></text:p>
            <text:p text:style-name="P2"><text:span text:style-name="T1">Overview</text:span></text:p>
            <text:p text:style-name="P2"><text:span text:style-name="T1">v2</text:span></text:p>
            <text:p text:style-name="P2"><text:span text:style-name="T2"><text:a xlink:href="http://mccloudaero.com/" xlink:type="simple">mccloudaero.com</text:a></text:span></text:p>
          </draw:text-box>
        </draw:frame>
        <draw:frame draw:style-name="gr13" draw:text-style-name="P5" draw:layer="layout" svg:width="5.999cm" svg:height="0.861cm" svg:x="5.61cm" svg:y="13.406cm">
          <draw:text-box>
            <text:p text:style-name="P4"><text:span text:style-name="T3">Top</text:span></text:p>
          </draw:text-box>
        </draw:frame>
        <draw:frame draw:style-name="gr13" draw:text-style-name="P5" draw:layer="layout" svg:width="5.999cm" svg:height="0.861cm" svg:x="5.611cm" svg:y="18.106cm">
          <draw:text-box>
            <text:p text:style-name="P4"><text:span text:style-name="T3">Side</text:span></text:p>
          </draw:text-box>
        </draw:frame>
        <draw:frame draw:style-name="gr13" draw:text-style-name="P5" draw:layer="layout" svg:width="5.999cm" svg:height="0.861cm" svg:x="18.412cm" svg:y="18.106cm">
          <draw:text-box>
            <text:p text:style-name="P4"><text:span text:style-name="T3">Front</text:span></text:p>
          </draw:text-box>
        </draw:frame>
        <draw:measure draw:style-name="gr14" draw:text-style-name="P6" draw:layer="measurelines" svg:x1="4.684cm" svg:y1="2.653cm" svg:x2="4.684cm" svg:y2="14.053cm">
          <text:p text:style-name="P6"><text:span text:style-name="T4">7'6”</text:span></text:p>
        </draw:measure>
        <draw:measure draw:style-name="gr15" draw:text-style-name="P6" draw:layer="layout" svg:x1="15.124cm" svg:y1="5.345cm" svg:x2="2.242cm" svg:y2="5.322cm">
          <text:p text:style-name="P6"><text:span text:style-name="T4">10'</text:span><text:span text:style-name="T4"><text:measure text:kind="gap"/></text:span></text:p>
        </draw:measure>
        <draw:frame draw:style-name="gr16" draw:text-style-name="P9" draw:layer="layout" svg:width="7.378cm" svg:height="6.237cm" svg:x="18.39cm" svg:y="4.747cm">
          <draw:text-box>
            <text:p text:style-name="P7">Specifications:</text:p>
            <text:p text:style-name="P8"><text:span text:style-name="T5">Power</text:span><text:span text:style-name="T5"><text:tab/></text:span><text:span text:style-name="T5"><text:tab/></text:span><text:span text:style-name="T5">30 Hp</text:span></text:p>
            <text:p text:style-name="P8"><text:span text:style-name="T5">Max Weight</text:span><text:span text:style-name="T5"><text:tab/></text:span><text:span text:style-name="T5">240 lb</text:span></text:p>
            <text:p text:style-name="P8"><text:span text:style-name="T5">Thrust</text:span><text:span text:style-name="T5"><text:tab/></text:span><text:span text:style-name="T5"><text:tab/></text:span><text:span text:style-name="T5">255 lb</text:span></text:p>
            <text:p text:style-name="P8"><text:span text:style-name="T5">Length</text:span><text:span text:style-name="T5"><text:tab/></text:span><text:span text:style-name="T5"><text:tab/></text:span><text:span text:style-name="T5">10' </text:span></text:p>
            <text:p text:style-name="P8"><text:span text:style-name="T5">Width</text:span><text:span text:style-name="T5"><text:tab/></text:span><text:span text:style-name="T5"><text:tab/></text:span><text:span text:style-name="T5">7'6”</text:span></text:p>
            <text:p text:style-name="P8"><text:span text:style-name="T5">Height</text:span><text:span text:style-name="T5"><text:tab/></text:span><text:span text:style-name="T5"><text:tab/></text:span><text:span text:style-name="T5">2'1”</text:span></text:p>
          </draw:text-box>
        </draw:frame>
        <draw:measure draw:style-name="gr17" draw:text-style-name="P6" draw:layer="layout" svg:x1="8.798cm" svg:y1="15.631cm" svg:x2="8.795cm" svg:y2="17.82cm">
          <text:p text:style-name="P6"><text:span text:style-name="T4">2'1”</text:span></text:p>
        </draw:measure>
        <draw:frame draw:style-name="gr18" draw:text-style-name="P11" draw:layer="layout" svg:width="2.031cm" svg:height="0.725cm" svg:x="2.416cm" svg:y="7.979cm">
          <draw:text-box>
            <text:p text:style-name="P10"><text:span text:style-name="T6">Frame</text:span></text:p>
          </draw:text-box>
        </draw:frame>
        <draw:frame draw:style-name="gr18" draw:text-style-name="P11" draw:layer="layout" svg:width="2.871cm" svg:height="0.725cm" svg:x="16.466cm" svg:y="10.521cm">
          <draw:text-box>
            <text:p text:style-name="P12"><text:span text:style-name="T6">Propeller</text:span></text:p>
          </draw:text-box>
        </draw:frame>
        <draw:frame draw:style-name="gr18" draw:text-style-name="P11" draw:layer="layout" svg:width="2.871cm" svg:height="0.725cm" svg:x="16.467cm" svg:y="11.422cm">
          <draw:text-box>
            <text:p text:style-name="P12"><text:span text:style-name="T6">Duct</text:span></text:p>
          </draw:text-box>
        </draw:frame>
        <draw:line draw:style-name="gr19" draw:text-style-name="P1" draw:layer="layout" svg:x1="16.419cm" svg:y1="10.869cm" svg:x2="13.644cm" svg:y2="10.869cm">
          <text:p/>
        </draw:line>
        <draw:line draw:style-name="gr19" draw:text-style-name="P1" draw:layer="layout" svg:x1="16.42cm" svg:y1="11.769cm" svg:x2="15.189cm" svg:y2="11.727cm">
          <text:p/>
        </draw:line>
        <draw:frame draw:style-name="gr18" draw:text-style-name="P11" draw:layer="layout" svg:width="3.469cm" svg:height="0.725cm" svg:x="16.468cm" svg:y="12.323cm">
          <draw:text-box>
            <text:p text:style-name="P12"><text:span text:style-name="T6">Control Vanes</text:span></text:p>
          </draw:text-box>
        </draw:frame>
        <draw:line draw:style-name="gr19" draw:text-style-name="P1" draw:layer="layout" svg:x1="16.42cm" svg:y1="12.669cm" svg:x2="12.786cm" svg:y2="12.671cm">
          <text:p/>
        </draw:line>
        <draw:frame draw:style-name="gr18" draw:text-style-name="P11" draw:layer="layout" svg:width="3.469cm" svg:height="0.725cm" svg:x="13.169cm" svg:y="16.224cm">
          <draw:text-box>
            <text:p text:style-name="P12"><text:span text:style-name="T6">Exhaust</text:span></text:p>
          </draw:text-box>
        </draw:frame>
        <draw:line draw:style-name="gr19" draw:text-style-name="P1" draw:layer="layout" svg:x1="13.015cm" svg:y1="16.561cm" svg:x2="11.086cm" svg:y2="16.571cm">
          <text:p/>
        </draw:line>
        <draw:line draw:style-name="gr19" draw:text-style-name="P1" draw:layer="layout" svg:x1="13.02cm" svg:y1="15.769cm" svg:x2="10.245cm" svg:y2="15.769cm">
          <text:p/>
        </draw:line>
        <draw:frame draw:style-name="gr18" draw:text-style-name="P11" draw:layer="layout" svg:width="3.469cm" svg:height="0.725cm" svg:x="13.17cm" svg:y="15.425cm">
          <draw:text-box>
            <text:p text:style-name="P12"><text:span text:style-name="T6">Engine</text:span></text:p>
          </draw:text-box>
        </draw:frame>
        <draw:line draw:style-name="gr19" draw:text-style-name="P1" draw:layer="layout" svg:x1="4.319cm" svg:y1="8.323cm" svg:x2="6.19cm" svg:y2="8.3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0T17:03:15.056000000</meta:creation-date>
    <dc:date>2014-09-22T21:49:02.370000000</dc:date>
    <meta:editing-duration>PT21H10M3S</meta:editing-duration>
    <meta:editing-cycles>20</meta:editing-cycles>
    <meta:generator>LibreOffice/4.1.6.2$Windows_x86 LibreOffice_project/40ff705089295be5be0aae9b15123f687c05b0a</meta:generator>
    <meta:document-statistic meta:object-count="94"/>
  </office:meta>
</office:document-meta>
</file>